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fo:margin-bottom="0.1666in" fo:line-height="100%"/>
    </style:style>
    <style:style style:name="T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P4" style:parent-style-name="Normal" style:family="paragraph">
      <style:paragraph-properties fo:margin-bottom="0.1666in" fo:line-height="100%"/>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P10"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1" style:parent-style-name="Normal" style:family="paragraph">
      <style:paragraph-properties fo:margin-bottom="0.1666in" fo:line-height="100%" fo:margin-left="0.0312in">
        <style:tab-stops/>
      </style:paragraph-properties>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T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5" style:parent-style-name="Normal" style:family="paragraph">
      <style:paragraph-properties fo:margin-bottom="0.1666in" fo:line-height="100%"/>
      <style:text-properties style:font-name="Times New Roman" style:font-name-complex="Times New Roman" fo:font-weight="bold" style:font-weight-asian="bold" style:font-weight-complex="bold" fo:font-size="12pt" style:font-size-asian="12pt" style:font-size-complex="12pt"/>
    </style:style>
    <style:style style:name="P46" style:parent-style-name="Normal" style:family="paragraph">
      <style:paragraph-properties fo:margin-bottom="0.1666in" fo:line-height="100%"/>
    </style:style>
    <style:style style:name="T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P54" style:parent-style-name="Normal" style:family="paragraph">
      <style:paragraph-properties fo:margin-bottom="0.1666in" fo:line-height="100%"/>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style:style>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96"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97"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98"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99"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100"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10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02" style:parent-style-name="Normal" style:family="paragraph">
      <style:paragraph-properties fo:margin-bottom="0in" fo:line-height="100%"/>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7" style:parent-style-name="DefaultParagraphFont" style:family="text">
      <style:text-properties style:font-name="Times New Roman" style:font-name-complex="Times New Roman"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P130" style:parent-style-name="Normal" style:family="paragraph">
      <style:paragraph-properties fo:margin-bottom="0in" fo:line-height="100%"/>
    </style:style>
    <style:style style:name="T131" style:parent-style-name="DefaultParagraphFont" style:family="text">
      <style:text-properties style:font-name="Times New Roman" style:font-name-complex="Times New Roman"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T133" style:parent-style-name="DefaultParagraphFont" style:family="text">
      <style:text-properties style:font-name="Times New Roman" style:font-name-complex="Times New Roman"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style:style>
    <style:style style:name="T146" style:parent-style-name="DefaultParagraphFont" style:family="text">
      <style:text-properties style:font-name="Times New Roman" style:font-name-complex="Times New Roman"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style:style>
    <style:style style:name="T154" style:parent-style-name="DefaultParagraphFont" style:family="text">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font-size="12pt" style:font-size-asian="12pt" style:font-size-complex="12pt"/>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size="12pt" style:font-size-asian="12pt" style:font-size-complex="12pt"/>
    </style:style>
    <style:style style:name="T160" style:parent-style-name="DefaultParagraphFont" style:family="text">
      <style:text-properties style:font-name="Times New Roman" style:font-name-complex="Times New Roman" fo:font-size="12pt" style:font-size-asian="12pt" style:font-size-complex="12pt"/>
    </style:style>
    <style:style style:name="T161" style:parent-style-name="DefaultParagraphFont" style:family="text">
      <style:text-properties style:font-name="Times New Roman" style:font-name-complex="Times New Roman" fo:font-size="12pt" style:font-size-asian="12pt" style:font-size-complex="12pt"/>
    </style:style>
    <style:style style:name="T1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6" style:parent-style-name="DefaultParagraphFont" style:family="text">
      <style:text-properties style:font-name="Times New Roman" style:font-name-complex="Times New Roman"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style>
    <style:style style:name="T177" style:parent-style-name="DefaultParagraphFont" style:family="text">
      <style:text-properties style:font-name="Times New Roman" style:font-name-complex="Times New Roman" fo:font-size="12pt" style:font-size-asian="12pt" style:font-size-complex="12pt"/>
    </style:style>
    <style:style style:name="P17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7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2"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5"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6"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7"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2"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5"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6"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7"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9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20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20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202"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203" style:parent-style-name="Normal" style:family="paragraph">
      <style:paragraph-properties fo:text-align="center" fo:margin-bottom="0.1666in" fo:line-height="100%"/>
      <style:text-properties style:font-name="Times New Roman" style:font-name-complex="Times New Roman" fo:font-size="12pt" style:font-size-asian="12pt" style:font-size-complex="12pt"/>
    </style:style>
    <style:style style:name="P204"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05" style:parent-style-name="Normal" style:family="paragraph">
      <style:paragraph-properties fo:margin-bottom="0in" fo:line-height="100%"/>
    </style:style>
    <style:style style:name="T206" style:parent-style-name="DefaultParagraphFont" style:family="text">
      <style:text-properties style:font-name="Times New Roman" style:font-name-complex="Times New Roman" fo:font-size="12pt" style:font-size-asian="12pt" style:font-size-complex="12pt"/>
    </style:style>
    <style:style style:name="T20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style:style>
    <style:style style:name="T20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0" style:parent-style-name="DefaultParagraphFont" style:family="text">
      <style:text-properties style:font-name="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11" style:parent-style-name="DefaultParagraphFont" style:family="text">
      <style:text-properties style:font-name="Times New Roman" style:font-name-complex="Times New Roman" fo:font-size="12pt" style:font-size-asian="12pt" style:font-size-complex="12pt"/>
    </style:style>
    <style:style style:name="P212" style:parent-style-name="Normal" style:family="paragraph">
      <style:paragraph-properties fo:margin-bottom="0.1666in" fo:line-height="100%"/>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font-size="12pt" style:font-size-asian="12pt" style:font-size-complex="12pt"/>
    </style:style>
    <style:style style:name="T2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9" style:parent-style-name="DefaultParagraphFont" style:family="text">
      <style:text-properties style:font-name="Times New Roman" style:font-name-complex="Times New Roman" fo:font-size="12pt" style:font-size-asian="12pt" style:font-size-complex="12pt"/>
    </style:style>
    <style:style style:name="T2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style:font-name="Times New Roman" style:font-name-complex="Times New Roman" fo:font-size="12pt" style:font-size-asian="12pt" style:font-size-complex="12pt"/>
    </style:style>
    <style:style style:name="T2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5" style:parent-style-name="DefaultParagraphFont" style:family="text">
      <style:text-properties style:font-name="Times New Roman" style:font-name-complex="Times New Roman" fo:font-size="12pt" style:font-size-asian="12pt" style:font-size-complex="12pt"/>
    </style:style>
    <style:style style:name="T2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8" style:parent-style-name="DefaultParagraphFont" style:family="text">
      <style:text-properties style:font-name="Times New Roman" style:font-name-complex="Times New Roman" fo:font-size="12pt" style:font-size-asian="12pt" style:font-size-complex="12pt"/>
    </style:style>
    <style:style style:name="T229" style:parent-style-name="DefaultParagraphFont" style:family="text">
      <style:text-properties style:font-name="Times New Roman" style:font-name-complex="Times New Roman" fo:font-size="12pt" style:font-size-asian="12pt" style:font-size-complex="12pt"/>
    </style:style>
    <style:style style:name="T230" style:parent-style-name="DefaultParagraphFont" style:family="text">
      <style:text-properties style:font-name="Times New Roman" style:font-name-complex="Times New Roman" fo:font-size="12pt" style:font-size-asian="12pt" style:font-size-complex="12pt"/>
    </style:style>
    <style:style style:name="T231" style:parent-style-name="DefaultParagraphFont" style:family="text">
      <style:text-properties style:font-name="Times New Roman" style:font-name-complex="Times New Roman" fo:font-size="12pt" style:font-size-asian="12pt" style:font-size-complex="12pt"/>
    </style:style>
    <style:style style:name="T232" style:parent-style-name="DefaultParagraphFont" style:family="text">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size="12pt" style:font-size-asian="12pt" style:font-size-complex="12pt"/>
    </style:style>
    <style:style style:name="T2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5" style:parent-style-name="DefaultParagraphFont" style:family="text">
      <style:text-properties style:font-name="Times New Roman" style:font-name-complex="Times New Roman" fo:font-size="12pt" style:font-size-asian="12pt" style:font-size-complex="12pt"/>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P239" style:parent-style-name="Normal" style:family="paragraph">
      <style:paragraph-properties fo:margin-bottom="0.1666in" fo:line-height="100%"/>
    </style:style>
    <style:style style:name="T240" style:parent-style-name="DefaultParagraphFont" style:family="text">
      <style:text-properties style:font-name="Times New Roman" style:font-name-complex="Times New Roman" fo:font-size="12pt" style:font-size-asian="12pt" style:font-size-complex="12pt"/>
    </style:style>
    <style:style style:name="T241" style:parent-style-name="DefaultParagraphFont" style:family="text">
      <style:text-properties style:font-name="Times New Roman" style:font-name-complex="Times New Roman" fo:font-size="12pt" style:font-size-asian="12pt" style:font-size-complex="12pt"/>
    </style:style>
    <style:style style:name="T242" style:parent-style-name="DefaultParagraphFont" style:family="text">
      <style:text-properties style:font-name="Times New Roman" style:font-name-complex="Times New Roman" fo:font-size="12pt" style:font-size-asian="12pt" style:font-size-complex="12pt"/>
    </style:style>
    <style:style style:name="T243" style:parent-style-name="DefaultParagraphFont" style:family="text">
      <style:text-properties style:font-name="Times New Roman" style:font-name-complex="Times New Roman" fo:font-size="12pt" style:font-size-asian="12pt" style:font-size-complex="12pt"/>
    </style:style>
    <style:style style:name="T244" style:parent-style-name="DefaultParagraphFont" style:family="text">
      <style:text-properties style:font-name="Times New Roman" style:font-name-complex="Times New Roman" fo:font-size="12pt" style:font-size-asian="12pt" style:font-size-complex="12pt"/>
    </style:style>
    <style:style style:name="T245" style:parent-style-name="DefaultParagraphFont"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style>
    <style:style style:name="T247" style:parent-style-name="DefaultParagraphFont" style:family="text">
      <style:text-properties style:font-name="Times New Roman" style:font-name-complex="Times New Roman" fo:font-size="12pt" style:font-size-asian="12pt" style:font-size-complex="12pt"/>
    </style:style>
    <style:style style:name="T24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49" style:parent-style-name="DefaultParagraphFont" style:family="text">
      <style:text-properties style:font-name="Times New Roman" style:font-name-complex="Times New Roman" fo:font-size="12pt" style:font-size-asian="12pt" style:font-size-complex="12pt"/>
    </style:style>
    <style:style style:name="T250" style:parent-style-name="DefaultParagraphFont" style:family="text">
      <style:text-properties style:font-name="Times New Roman" style:font-name-complex="Times New Roman" fo:font-size="12pt" style:font-size-asian="12pt" style:font-size-complex="12pt"/>
    </style:style>
    <style:style style:name="T251" style:parent-style-name="DefaultParagraphFont" style:family="text">
      <style:text-properties style:font-name="Times New Roman" style:font-name-complex="Times New Roman" fo:font-size="12pt" style:font-size-asian="12pt" style:font-size-complex="12pt"/>
    </style:style>
    <style:style style:name="T252" style:parent-style-name="DefaultParagraphFont" style:family="text">
      <style:text-properties style:font-name="Times New Roman" style:font-name-complex="Times New Roman" fo:font-size="12pt" style:font-size-asian="12pt" style:font-size-complex="12pt"/>
    </style:style>
    <style:style style:name="T253" style:parent-style-name="DefaultParagraphFont" style:family="text">
      <style:text-properties style:font-name="Times New Roman" style:font-name-complex="Times New Roman" fo:font-size="12pt" style:font-size-asian="12pt" style:font-size-complex="12pt"/>
    </style:style>
    <style:style style:name="P254"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55" style:parent-style-name="Normal" style:family="paragraph">
      <style:paragraph-properties fo:margin-bottom="0.1666in" fo:line-height="100%"/>
    </style:style>
    <style:style style:name="T256" style:parent-style-name="DefaultParagraphFont" style:family="text">
      <style:text-properties style:font-name="Times New Roman" style:font-name-complex="Times New Roman" fo:font-size="12pt" style:font-size-asian="12pt" style:font-size-complex="12pt"/>
    </style:style>
    <style:style style:name="T257" style:parent-style-name="DefaultParagraphFont" style:family="text">
      <style:text-properties style:font-name="Times New Roman" style:font-name-complex="Times New Roman" fo:font-size="12pt" style:font-size-asian="12pt" style:font-size-complex="12pt"/>
    </style:style>
    <style:style style:name="T258" style:parent-style-name="DefaultParagraphFont" style:family="text">
      <style:text-properties style:font-name="Times New Roman" style:font-name-complex="Times New Roman" fo:font-size="12pt" style:font-size-asian="12pt" style:font-size-complex="12pt"/>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style:font-name-complex="Times New Roman" fo:font-size="12pt" style:font-size-asian="12pt" style:font-size-complex="12pt"/>
    </style:style>
    <style:style style:name="T2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3" style:parent-style-name="DefaultParagraphFont" style:family="text">
      <style:text-properties style:font-name="Times New Roman" style:font-name-complex="Times New Roman" fo:font-size="12pt" style:font-size-asian="12pt" style:font-size-complex="12pt"/>
    </style:style>
    <style:style style:name="T264" style:parent-style-name="DefaultParagraphFont" style:family="text">
      <style:text-properties style:font-name="Times New Roman" style:font-name-complex="Times New Roman" fo:font-size="12pt" style:font-size-asian="12pt" style:font-size-complex="12pt"/>
    </style:style>
    <style:style style:name="T265" style:parent-style-name="DefaultParagraphFont" style:family="text">
      <style:text-properties style:font-name="Times New Roman" style:font-name-complex="Times New Roman" fo:font-size="12pt" style:font-size-asian="12pt" style:font-size-complex="12pt"/>
    </style:style>
    <style:style style:name="T266" style:parent-style-name="DefaultParagraphFont" style:family="text">
      <style:text-properties style:font-name="Times New Roman" style:font-name-complex="Times New Roman" fo:font-size="12pt" style:font-size-asian="12pt" style:font-size-complex="12pt"/>
    </style:style>
    <style:style style:name="T267" style:parent-style-name="DefaultParagraphFont" style:family="text">
      <style:text-properties style:font-name="Times New Roman" style:font-name-complex="Times New Roman" fo:font-size="12pt" style:font-size-asian="12pt" style:font-size-complex="12pt"/>
    </style:style>
    <style:style style:name="T268" style:parent-style-name="DefaultParagraphFont" style:family="text">
      <style:text-properties style:font-name="Times New Roman" style:font-name-complex="Times New Roman" fo:font-size="12pt" style:font-size-asian="12pt" style:font-size-complex="12pt"/>
    </style:style>
    <style:style style:name="P269"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0"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1"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2"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3"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4"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5"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6" style:parent-style-name="Normal" style:family="paragraph">
      <style:paragraph-properties fo:margin-bottom="0.1666in" fo:line-height="100%"/>
      <style:text-properties style:font-name="Times New Roman" style:font-name-complex="Times New Roman" fo:font-size="12pt" style:font-size-asian="12pt" style:font-size-complex="12pt"/>
    </style:style>
    <style:style style:name="P277" style:parent-style-name="Normal" style:family="paragraph">
      <style:paragraph-properties fo:margin-bottom="0.1666in" fo:line-height="100%"/>
    </style:style>
    <style:style style:name="T278" style:parent-style-name="DefaultParagraphFont" style:family="text">
      <style:text-properties style:font-name="Times New Roman" style:font-name-complex="Times New Roman" fo:font-size="12pt" style:font-size-asian="12pt" style:font-size-complex="12pt"/>
    </style:style>
    <style:style style:name="T279" style:parent-style-name="DefaultParagraphFont" style:family="text">
      <style:text-properties style:font-name="Times New Roman" style:font-name-complex="Times New Roman" fo:font-size="12pt" style:font-size-asian="12pt" style:font-size-complex="12pt"/>
    </style:style>
    <style:style style:name="T280" style:parent-style-name="DefaultParagraphFont" style:family="text">
      <style:text-properties style:font-name="Times New Roman" style:font-name-complex="Times New Roman" fo:font-size="12pt" style:font-size-asian="12pt" style:font-size-complex="12pt"/>
    </style:style>
    <style:style style:name="T281" style:parent-style-name="DefaultParagraphFont" style:family="text">
      <style:text-properties style:font-name="Times New Roman" style:font-name-complex="Times New Roman" fo:font-size="12pt" style:font-size-asian="12pt" style:font-size-complex="12pt"/>
    </style:style>
    <style:style style:name="T282" style:parent-style-name="DefaultParagraphFont" style:family="text">
      <style:text-properties style:font-name="Times New Roman" style:font-name-complex="Times New Roman" fo:font-size="12pt" style:font-size-asian="12pt" style:font-size-complex="12pt"/>
    </style:style>
    <style:style style:name="T283" style:parent-style-name="DefaultParagraphFont" style:family="text">
      <style:text-properties style:font-name="Times New Roman" style:font-name-complex="Times New Roman"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DefaultParagraphFont" style:family="text">
      <style:text-properties style:font-name="Times New Roman" style:font-name-complex="Times New Roman" fo:font-size="12pt" style:font-size-asian="12pt" style:font-size-complex="12pt"/>
    </style:style>
    <style:style style:name="T286" style:parent-style-name="DefaultParagraphFont" style:family="text">
      <style:text-properties style:font-name="Times New Roman" style:font-name-complex="Times New Roman" fo:font-size="12pt" style:font-size-asian="12pt" style:font-size-complex="12pt"/>
    </style:style>
    <style:style style:name="T2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0" style:parent-style-name="DefaultParagraphFont" style:family="text">
      <style:text-properties style:font-name="Times New Roman" style:font-name-complex="Times New Roman" fo:font-size="12pt" style:font-size-asian="12pt" style:font-size-complex="12pt"/>
    </style:style>
    <style:style style:name="T291" style:parent-style-name="DefaultParagraphFont" style:family="text">
      <style:text-properties style:font-name="Times New Roman" style:font-name-complex="Times New Roman" fo:font-size="12pt" style:font-size-asian="12pt" style:font-size-complex="12pt"/>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Times New Roman" style:font-name-complex="Times New Roman" fo:font-size="12pt" style:font-size-asian="12pt" style:font-size-complex="12pt"/>
    </style:style>
    <style:style style:name="T294" style:parent-style-name="DefaultParagraphFont" style:family="text">
      <style:text-properties style:font-name="Times New Roman" style:font-name-complex="Times New Roman"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9" style:parent-style-name="DefaultParagraphFont" style:family="text">
      <style:text-properties style:font-name="Times New Roman" style:font-name-complex="Times New Roman" fo:font-size="12pt" style:font-size-asian="12pt" style:font-size-complex="12pt"/>
    </style:style>
    <style:style style:name="T300" style:parent-style-name="DefaultParagraphFont" style:family="text">
      <style:text-properties style:font-name="Times New Roman" style:font-name-complex="Times New Roman" fo:font-size="12pt" style:font-size-asian="12pt" style:font-size-complex="12pt"/>
    </style:style>
    <style:style style:name="T301" style:parent-style-name="DefaultParagraphFont" style:family="text">
      <style:text-properties style:font-name="Times New Roman" style:font-name-complex="Times New Roman" fo:font-size="12pt" style:font-size-asian="12pt" style:font-size-complex="12pt"/>
    </style:style>
    <style:style style:name="T302" style:parent-style-name="DefaultParagraphFont" style:family="text">
      <style:text-properties style:font-name="Times New Roman" style:font-name-complex="Times New Roman" fo:font-size="12pt" style:font-size-asian="12pt" style:font-size-complex="12pt"/>
    </style:style>
    <style:style style:name="T303" style:parent-style-name="DefaultParagraphFont" style:family="text">
      <style:text-properties style:font-name="Times New Roman" style:font-name-complex="Times New Roman" fo:font-size="12pt" style:font-size-asian="12pt" style:font-size-complex="12pt"/>
    </style:style>
    <style:style style:name="T3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5" style:parent-style-name="DefaultParagraphFont" style:family="text">
      <style:text-properties style:font-name="Times New Roman" style:font-name-complex="Times New Roman" fo:font-size="12pt" style:font-size-asian="12pt" style:font-size-complex="12pt"/>
    </style:style>
    <style:style style:name="T306" style:parent-style-name="DefaultParagraphFont" style:family="text">
      <style:text-properties style:font-name="Times New Roman" style:font-name-complex="Times New Roman" fo:font-size="12pt" style:font-size-asian="12pt" style:font-size-complex="12pt"/>
    </style:style>
    <style:style style:name="T307" style:parent-style-name="DefaultParagraphFont" style:family="text">
      <style:text-properties style:font-name="Times New Roman" style:font-name-complex="Times New Roman" fo:font-size="12pt" style:font-size-asian="12pt" style:font-size-complex="12pt"/>
    </style:style>
    <style:style style:name="T308" style:parent-style-name="DefaultParagraphFont" style:family="text">
      <style:text-properties style:font-name="Times New Roman" style:font-name-complex="Times New Roman" fo:font-size="12pt" style:font-size-asian="12pt" style:font-size-complex="12pt"/>
    </style:style>
    <style:style style:name="T309" style:parent-style-name="DefaultParagraphFont" style:family="text">
      <style:text-properties style:font-name="Times New Roman" style:font-name-complex="Times New Roman" fo:font-size="12pt" style:font-size-asian="12pt" style:font-size-complex="12pt"/>
    </style:style>
    <style:style style:name="T310"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span text:style-name="T2">Draft</text:span><text:span text:style-name="T3"><text:s/>DMRGateway Install notes</text:span></text:p>
      <text:p text:style-name="P4"><text:span text:style-name="T5">DMRGateway is a collection of software and hardware modules to connect AllStarLink to a DMR network via IPSC. DRMGateway (DMRG) can connect to a c-Bridge based network (DMR-MARC, DCI) or a BrandMeister Network. The basic configuration of DMRG is contained in the document DMRGatewayDiagram.pdf. DMRG uses software and hardware from DVSwitch (DVS), DMRlink(DMRl), NWDigital (NWD) and AllStarLink (ASL). Each module is configured and operates separately. UDP data is used for communication between modules. This does allow the modules to be spread across multiple hosts. That type of configuration is outside the scope of this document. We will configure each module and verify proper operation of each module before moving on to the next. Once all modules are operating, we will verify proper operation of the complete system. A raspberry Pi is sufficient to run the system. That is not to say it only runs on a Pi, The Pi is just a example for this install document. Everything will be done as root. login to the Pi as root or execute a<text:s/></text:span><text:span text:style-name="T6">sudo -s</text:span><text:span text:style-name="T7"><text:s/>if the login you use has sudo privileges.  This is MUCH easier then sudo this, sudo that... If you are not comfortable operating in a Linux environment, stop now. This is not for you. We will be using Raspbian, a Debian derivative. All the scripts and downloaded programs are in the /srv directory. Some will be copied to other directories during installation.</text:span><text:span text:style-name="T8"><text:line-break/></text:span><text:span text:style-name="T9"><text:line-break/>I will start with the hardware. For this document we are going to use a Raspberry Pi2 (Pi) and a DV3000u (DV) from NWD. The DV is a Vocoder. It's job is to take AMBE data and convert it to analog (PCM) and PCM to AMBE. The DV we will use is a USB device. It simply plugs into a USB port on the Pi. Communications from the Pi to the DV is serial. Our first task is to connect the DV to the Pi and ensure proper communications. I will use Python scripts from NWD to test communications to and from the DV.</text:span></text:p>
      <text:p text:style-name="P10">Install and test the DV3000</text:p>
      <text:p text:style-name="P11"><text:span text:style-name="T12">1: Make sure your installation is up to date. Execute<text:s/></text:span><text:span text:style-name="T13">apt-get update</text:span><text:span text:style-name="T14"><text:line-break/>2: Execute<text:s/></text:span><text:span text:style-name="T15">apt-get upgrade -y</text:span><text:span text:style-name="T16"><text:line-break/>3: I usually reboot after a upgrade, just habit on a new system. Execute<text:s/></text:span><text:span text:style-name="T17">reboot</text:span><text:span text:style-name="T18"><text:line-break/>4: Plug the DV into a USB port on the Pi.<text:s/></text:span><text:span text:style-name="T19"><text:line-break/>5: Verify the DV has been recognized by the Pi. You should have a device in /dev. The device is<text:s/></text:span><text:span text:style-name="T20"><text:s text:c="6"/></text:span><text:span text:style-name="T21">ttyUSBx. You can verify this by executing<text:s/></text:span><text:span text:style-name="T22">ls /dev/ttyUSB*</text:span><text:span text:style-name="T23"><text:s/>before and after plugging in the DV. If you already have something else using ttyUSB0, the DV will become ttyUSB1.<text:s/></text:span><text:span text:style-name="T24"><text:line-break/> 6: We now need the python test scripts from NWD. I have copied the test script AMBEtest3.py from<text:s/></text:span><text:a xlink:href="https://github.com/dl5di/OpenDV/tree/master/DummyRepeater/DV3000" office:target-frame-name="_top" xlink:show="replace"><text:span text:style-name="T25">&lt;https://github.com/dl5di/OpenDV/tree/master/DummyRepeater/DV3000&gt;</text:span></text:a><text:span text:style-name="T26"><text:s/>to the DMRG repository.</text:span><text:span text:style-name="T27"><text:line-break/> 7: Checkout DMRGateway from github. Execute<text:s/></text:span><text:span text:style-name="T28">cd /srv</text:span><text:span text:style-name="T29"><text:s/></text:span><text:span text:style-name="T30"><text:s/>Then execute<text:s/></text:span><text:span text:style-name="T31">git clone<text:s/></text:span><text:a xlink:href="https://github.com/N4IRS/DMRGateway.git" office:target-frame-name="_top" xlink:show="replace"><text:span text:style-name="T32">https://github.com/N4IRS/DMRGateway.git</text:span></text:a><text:span text:style-name="T33"><text:line-break/> 8: The python test script needs one additional python module to run. Execute<text:s/></text:span><text:span text:style-name="T34">apt-get install python-serial</text:span><text:span text:style-name="T35"><text:s/>to install the python-serial module.<text:s/></text:span><text:span text:style-name="T36"><text:line-break/> 9: Go to the /srv/DMRGateway/DV3000 directory. Execute<text:s/></text:span><text:span text:style-name="T37">cd  /srv/DMRGateway/DV3000</text:span><text:span text:style-name="T38"><text:s/>.<text:s/></text:span><text:span text:style-name="T39"><text:s/></text:span><text:span text:style-name="T40">Executing a<text:s/></text:span><text:span text:style-name="T41">ls</text:span><text:span text:style-name="T42"><text:s/>will show you the test script, AMBEtest3.py.</text:span><text:span text:style-name="T43"><text:line-break/>10: Execute<text:s/></text:span><text:span text:style-name="T44">python AMBEtest3.py -n -s /dev/ttyUSB0</text:span></text:p>
      <text:p text:style-name="P45"/>
      <text:soft-page-break/>
      <text:p text:style-name="P46"><text:span text:style-name="T47"><text:line-break/></text:span><text:span text:style-name="T48"><text:line-break/></text:span><text:span text:style-name="T49">Your output should look like this. Important data is in<text:s/></text:span><text:span text:style-name="T50">bold</text:span><text:span text:style-name="T51">.</text:span><text:span text:style-name="T52"><text:line-break/></text:span><text:span text:style-name="T53"><text:line-break/>=====================================================================</text:span></text:p>
      <text:p text:style-name="P54"><text:span text:style-name="T55"># python AMBEtest3.py -n -s /dev/ttyUSB0</text:span><text:span text:style-name="T56"><text:line-break/>Setting ...</text:span><text:span text:style-name="T57"><text:line-break/>/dev/ttyUSB0</text:span><text:span text:style-name="T58"><text:line-break/>d</text:span><text:span text:style-name="T59"><text:line-break/>8</text:span><text:span text:style-name="T60"><text:line-break/>N</text:span><text:span text:style-name="T61"><text:line-break/>1</text:span><text:span text:style-name="T62"><text:line-break/>False</text:span><text:span text:style-name="T63"><text:line-break/>False</text:span><text:span text:style-name="T64"><text:line-break/>False</text:span><text:span text:style-name="T65"><text:line-break/></text:span><text:span text:style-name="T66"><text:line-break/>Reset</text:span><text:span text:style-name="T67"><text:line-break/>6100010033</text:span><text:span text:style-name="T68"><text:line-break/>Wrote: 5 bytes</text:span><text:span text:style-name="T69"><text:line-break/>a9</text:span><text:span text:style-name="T70"><text:line-break/>Product ID</text:span><text:span text:style-name="T71"><text:line-break/>6100010030</text:span><text:span text:style-name="T72"><text:line-break/>Wrote: 5 bytes</text:span><text:span text:style-name="T73"><text:line-break/>a</text:span><text:span text:style-name="T74"><text:line-break/> </text:span><text:span text:style-name="T75">0AMBE3000R</text:span><text:span text:style-name="T76"><text:line-break/>Version</text:span><text:span text:style-name="T77"><text:line-break/>6100010031</text:span><text:span text:style-name="T78"><text:line-break/>Wrote: 5 bytes</text:span><text:span text:style-name="T79"><text:line-break/></text:span><text:span text:style-name="T80">a11V120.E100.XXXX.C106.G514.R009.B0010411.C0020208</text:span><text:span text:style-name="T81"><text:line-break/>Set DSTAR Mode</text:span><text:span text:style-name="T82"><text:line-break/>61000c000a013007634000000000000048</text:span><text:span text:style-name="T83"><text:line-break/>Wrote: 17 bytes</text:span><text:span text:style-name="T84"><text:line-break/>a</text:span><text:span text:style-name="T85"><text:line-break/></text:span><text:span text:style-name="T86"><text:line-break/></text:span><text:span text:style-name="T87">=====================================================================</text:span><text:span text:style-name="T88"><text:line-break/></text:span><text:span text:style-name="T89">If you do not receive the data in<text:s/></text:span><text:span text:style-name="T90">bold</text:span><text:span text:style-name="T91">, STOP !!! Without communications to and from the DV, you can go no further.</text:span><text:span text:style-name="T92"><text:s/></text:span><text:span text:style-name="T93">Leave the DV connected, we will need it for the next module.</text:span><text:span text:style-name="T94"><text:line-break/>This concludes testing communications with the DV.</text:span></text:p>
      <text:p text:style-name="P95"/>
      <text:p text:style-name="P96"/>
      <text:p text:style-name="P97"/>
      <text:p text:style-name="P98"/>
      <text:p text:style-name="P99"/>
      <text:p text:style-name="P100">Install and test DMRGateway</text:p>
      <text:p text:style-name="P101">DMRG receives AMBE data from ambe_audio, formats the AMBE and sends it to the DV. The DV "converts" the AMBE to PCM and returns it to DMRG. The PCM is then sent to ASL. The same is true in the other direction.<text:line-break/> <text:s/><text:line-break/>  1: DMRG is a program specific to the platform (processor) you are running. We are running a RPi2 so we need the the armv7 version of DMRG.</text:p>
      <text:p text:style-name="P102"><text:span text:style-name="T103">  2: Execute<text:s/></text:span><text:span text:style-name="T104">cd /srv/DMRGateway</text:span><text:span text:style-name="T105"><text:line-break/></text:span><text:span text:style-name="T106">  3: Create the destination directory by executing<text:s/></text:span><text:span text:style-name="T107">mkdir -p /opt/DMRGateway</text:span><text:span text:style-name="T108"><text:line-break/></text:span><text:span text:style-name="T109">  4: Copy the proper version of DMRG to the destination directory. Execute<text:s/></text:span><text:span text:style-name="T110">cp DMRGateway.armv7 /opt/DMRGateway</text:span><text:span text:style-name="T111"><text:line-break/></text:span><text:span text:style-name="T112">  5: Copy the DMRG configuration file to the destination directory. Execute</text:span><text:span text:style-name="T113"><text:s/>cp DMRGateway.cfg /opt/DMRGateway</text:span><text:span text:style-name="T114"><text:line-break/></text:span><text:span text:style-name="T115">  6: Change directory to the DMRG directory. Execute<text:s/></text:span><text:span text:style-name="T116">cd /opt/DMRGateway</text:span><text:span text:style-name="T117"><text:line-break/></text:span><text:span text:style-name="T118">  7: Execute<text:s/></text:span><text:span text:style-name="T119">ls</text:span><text:span text:style-name="T120"><text:s/>to see the 2 files are in the DMRG directory</text:span><text:span text:style-name="T121"><text:line-break/>  8: DO NOT edit DMRGateway.ini UNLESS your DV is not at /dev/ttyUSB0</text:span><text:span text:style-name="T122"><text:line-break/>  9: Run DMRG in the foreground by executing<text:s/></text:span><text:span text:style-name="T123">./DMRGateway DMRGateway.ini</text:span><text:span text:style-name="T124"><text:line-break/></text:span><text:span text:style-name="T125"><text:line-break/>Your output should look like this. Important data is in<text:s/></text:span><text:span text:style-name="T126">bold</text:span><text:span text:style-name="T127">.</text:span><text:span text:style-name="T128"><text:line-break/></text:span><text:span text:style-name="T129"><text:line-break/>=====================================================================</text:span></text:p>
      <text:p text:style-name="P130"><text:span text:style-name="T131"><text:line-break/># ./DMRGateway DMRGateway.ini</text:span><text:span text:style-name="T132"><text:line-break/>DMRLink Gateway</text:span><text:span text:style-name="T133"><text:line-break/>Setting [GENERAL] outputAudioDevice -&gt; /dev/null</text:span><text:span text:style-name="T134"><text:line-break/>Setting [GENERAL] inputAudioDevice -&gt; /dev/null</text:span><text:span text:style-name="T135"><text:line-break/>Setting [GENERAL] decoderFallBack -&gt; false</text:span><text:span text:style-name="T136"><text:line-break/>Setting [GENERAL] useMicrophone -&gt; false</text:span><text:span text:style-name="T137"><text:line-break/>Setting [GENERAL] useVox -&gt; true</text:span><text:span text:style-name="T138"><text:line-break/>Setting [GENERAL] voxDecay -&gt; 2</text:span><text:span text:style-name="T139"><text:line-break/>Setting [GENERAL] voxTrigger -&gt; 200</text:span><text:span text:style-name="T140"><text:line-break/>Setting [AMBE_AUDIO] server -&gt; 127.0.0.1</text:span><text:span text:style-name="T141"><text:line-break/>Setting [AMBE_AUDIO] fromDMRPort -&gt; 31000</text:span><text:span text:style-name="T142"><text:line-break/>Setting [AMBE_AUDIO] toDMRPort -&gt; 31003</text:span><text:span text:style-name="T143"><text:line-break/>Setting [USRP] server -&gt; 127.0.0.1</text:span><text:span text:style-name="T144"><text:line-break/>Setting [USRP] toASLPort -&gt; 32001</text:span><text:span text:style-name="T145"><text:line-break/>Setting [USRP] fromASLPort -&gt; 34001</text:span><text:span text:style-name="T146"><text:line-break/>Setting [USRP] aslAudio -&gt; AUDIO_USE_AGC</text:span><text:span text:style-name="T147"><text:line-break/>Setting [USRP] agcGain -&gt; -20</text:span><text:span text:style-name="T148"><text:line-break/>Setting [USRP] dmrAudio -&gt; AUDIO_USE_BPF</text:span><text:span text:style-name="T149"><text:line-break/>Setting [USRP] dmrGain -&gt; 0.35</text:span><text:span text:style-name="T150"><text:line-break/>Setting [DV3000] server -&gt; /dev/ttyUSB0</text:span><text:span text:style-name="T151"><text:line-break/>Setting [DV3000] port -&gt; 460800</text:span><text:span text:style-name="T152"><text:line-break/>Setting [DV3000] serial -&gt; true</text:span><text:span text:style-name="T153"><text:line-break/></text:span><text:soft-page-break/><text:span text:style-name="T154">ioctl reset error    &lt;----------------------------------------- Ignore this         <text:s/></text:span><text:span text:style-name="T155"><text:line-break/>ioctl speed error   &lt;----------------------------------------- Ignore this</text:span><text:span text:style-name="T156"><text:line-break/>ioctl stereo error  &lt;----------------------------------------- Ignore this</text:span><text:span text:style-name="T157"><text:line-break/>ioctl setfmt error  &lt;----------------------------------------- Ignore this</text:span><text:span text:style-name="T158"><text:line-break/>Audio In/Out Device: /dev/null</text:span><text:span text:style-name="T159"><text:line-break/>Open UDP listener on 127.0.0.1:31000</text:span><text:span text:style-name="T160"><text:line-break/>Open USRP on 127.0.0.1:32001</text:span><text:span text:style-name="T161"><text:line-break/></text:span><text:span text:style-name="T162">Begin DV3000 decode</text:span><text:span text:style-name="T163"><text:line-break/>Using hardware AMBE decoder</text:span><text:span text:style-name="T164"><text:line-break/>Starting DMRLink --&gt; USRP thread</text:span><text:span text:style-name="T165"><text:line-break/></text:span><text:span text:style-name="T166">Open UDP listener on 127.0.0.1:34001</text:span><text:span text:style-name="T167"><text:line-break/>Starting USRP --&gt; DMRLink thread</text:span><text:span text:style-name="T168"><text:line-break/></text:span><text:span text:style-name="T169"><text:line-break/>=====================================================================</text:span><text:span text:style-name="T170"><text:line-break/>If you do not receive the data in bold, STOP !!!  DMRGateway is not communicating with the DV, you can go no further.</text:span><text:span text:style-name="T171"><text:line-break/></text:span><text:span text:style-name="T172"><text:line-break/>These lines tell you how DMRG is communicating with the DV.</text:span><text:span text:style-name="T173"><text:line-break/>Setting [DV3000] server -&gt; /dev/ttyUSB0 &lt;--- USB Device name</text:span><text:span text:style-name="T174"><text:line-break/>Setting [DV3000] port -&gt; 460800 &lt;--- baud rate</text:span><text:span text:style-name="T175"><text:line-break/>Setting [DV3000] serial -&gt; true &lt;--- We are communicating serial</text:span><text:span text:style-name="T176"><text:line-break/></text:span><text:span text:style-name="T177"><text:line-break/>This concludes testing DMRG.</text:span></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Install and test DMRlink / ambe_audio</text:p>
      <text:p text:style-name="P204">The<text:s/>two<text:s/>python programs, dmrlink.py and ambe_audio.py are used to communicate with the IPSC network. In simple terms, dmrlink.py connects to the master and passes AMBE data to ambe_audio.py (Don't shoot me Cort!)<text:s/><text:line-break/>You need both programs, but they can be tested separately. This makes troubleshooting much easier.<text:s/></text:p>
      <text:p text:style-name="P205"><text:span text:style-name="T206">   1: Checkout DMRlink from github. Execute<text:s/></text:span><text:span text:style-name="T207">cd /srv</text:span><text:span text:style-name="T208"><text:s/>Then execute<text:s/></text:span><text:span text:style-name="T209">git clone<text:s/></text:span><text:a xlink:href="https://github.com/n0mjs710/DMRlink.git" office:target-frame-name="_top" xlink:show="replace"><text:span text:style-name="T210">https://github.com/n0mjs710/DMRlink.git</text:span></text:a><text:span text:style-name="T211"><text:s/></text:span></text:p>
      <text:p text:style-name="P212"><text:span text:style-name="T213">   2: Execute<text:s/></text:span><text:span text:style-name="T214">cd /srv/DMRlink</text:span><text:span text:style-name="T215"><text:line-break/>  <text:s/></text:span><text:span text:style-name="T216">3: DMRL includes a install script that will install required Python modules, create the destination directory in /opt and copy the needed files.</text:span><text:span text:style-name="T217"><text:line-break/>   4: Execute<text:s/></text:span><text:span text:style-name="T218">cd /srv/DMRlink</text:span><text:span text:style-name="T219"><text:line-break/>   5: Execute<text:s/></text:span><text:span text:style-name="T220">./mk-dmrlink</text:span><text:span text:style-name="T221"><text:line-break/>  <text:s/></text:span><text:span text:style-name="T222">6: DMRl is now installed in /opt/dmrlink</text:span><text:span text:style-name="T223"><text:line-break/>   7: Change to the /opt/dmrlink/ambe_audio directory. Execute<text:s/></text:span><text:span text:style-name="T224">cd /opt/dmrlink/ambe_audio</text:span><text:span text:style-name="T225"><text:line-break/>   8: We need a configuration file for dmrlink.py Execute<text:s/></text:span><text:span text:style-name="T226">cp dmrlink_SAMPLE.cfg dmrlink.cfg</text:span><text:span text:style-name="T227"><text:line-break/> </text:span><text:span text:style-name="T228">  9: For testing purposes, we want to log output to go to the console (screen)</text:span><text:span text:style-name="T229"><text:line-break/> 10: Edit the following lines in dmrlink.cfg</text:span><text:span text:style-name="T230"><text:line-break/> 11: Line 62 in the LOGGER section Change LOG_HANDLERS: file to LOG_HANDLERS: console</text:span><text:span text:style-name="T231"><text:line-break/> 12: Line 75 in the ALIASES section Change PATH: ./ to PATH: ../</text:span><text:span text:style-name="T232"><text:line-break/> 13: Save your work</text:span><text:span text:style-name="T233"><text:line-break/> 14 Execute<text:s/></text:span><text:span text:style-name="T234">python dmrlink.py</text:span><text:span text:style-name="T235"><text:line-break/></text:span><text:span text:style-name="T236"><text:line-break/>Your output should look like this.</text:span><text:span text:style-name="T237"><text:line-break/></text:span><text:span text:style-name="T238"><text:line-break/>=====================================================================</text:span></text:p>
      <text:p text:style-name="P239"><text:span text:style-name="T240"><text:line-break/># python dmrlink.py</text:span><text:span text:style-name="T241"><text:line-break/>INFO DMRlink 'dmrlink.py' (c) 2013 - 2015 N0MJS &amp; the K0USY Group - SYSTEM STARTING...</text:span><text:span text:style-name="T242"><text:line-break/>INFO (SAMPLE_PEER) IPSC Instance Created: 12345, 0.0.0.0:50000</text:span><text:span text:style-name="T243"><text:line-break/>INFO (SAMPLE_PEER) Registering with the Master: 1.2.3.4:50000</text:span><text:span text:style-name="T244"><text:line-break/></text:span><text:span text:style-name="T245"><text:line-break/>This line will keep repeating. This is normal at this point of the install.</text:span><text:span text:style-name="T246"><text:line-break/>INFO (SAMPLE_PEER) Registering with the Master: 1.2.3.4:50000</text:span><text:span text:style-name="T247"><text:line-break/>Press<text:s/></text:span><text:span text:style-name="T248">Control C</text:span><text:span text:style-name="T249"><text:s/>to exit dmrlink.py</text:span><text:span text:style-name="T250"><text:line-break/></text:span><text:span text:style-name="T251"><text:line-break/>=====================================================================</text:span><text:span text:style-name="T252"><text:line-break/></text:span><text:soft-page-break/><text:span text:style-name="T253">If you do not receive the output above, STOP !!! Something is wrong with the dmrlink install, or the configuration file is damaged.<text:s/></text:span></text:p>
      <text:p text:style-name="P254"><text:line-break/><text:line-break/>We will now add valid configuration data to dmrlink.cfg so we can test further we are going to connect to BrandMeister for this part of the test.<text:line-break/> 15: Edit the following lines in dmrlink.cfg<text:line-break/> 16: Line 147 in the SAMPLE_PEER section Change AUTH_ENABLED: True to AUTH_ENABLED: False<text:line-break/> 17  Line 149 in the SAMPLE_PEER section Change MASTER_IP: 1.2.3.4 to MASTER_IP: 64.94.238.196<text:s/><text:line-break/> 18  Line 150 in the SAMPLE_PEER section Change MASTER_PORT: 50000 to MASTER_PORT: 55001<text:line-break/> 19: Save your work<text:line-break/> 20 Execute python dmrlink.py<text:line-break/><text:line-break/>Your output should look like this. Important data is in bold.<text:line-break/><text:line-break/>=====================================================================</text:p>
      <text:p text:style-name="P255"><text:span text:style-name="T256"><text:line-break/># python dmrlink.py</text:span><text:span text:style-name="T257"><text:line-break/>INFO DMRlink 'dmrlink.py' (c) 2013 - 2015 N0MJS &amp; the K0USY Group - SYSTEM STARTING...</text:span><text:span text:style-name="T258"><text:line-break/>INFO (SAMPLE_PEER) IPSC Instance Created: 12345, 0.0.0.0:50000</text:span><text:span text:style-name="T259"><text:line-break/>INFO (SAMPLE_PEER)<text:s/></text:span><text:span text:style-name="T260">Registering with the Master: 64.94.238.196:55001</text:span><text:span text:style-name="T261"><text:line-break/>WARNING (SAMPLE_PEER)<text:s/></text:span><text:span text:style-name="T262">Registration response (we requested reg) from the Master: 3108, 64.94.238.196:55001 (1 peers)</text:span><text:span text:style-name="T263"><text:line-break/>INFO (SAMPLE_PEER), No Peer List - Requesting One From the Master</text:span><text:span text:style-name="T264"><text:line-break/></text:span><text:span text:style-name="T265"><text:line-break/>=====================================================================</text:span><text:span text:style-name="T266"><text:line-break/>If you do not receive the output above, STOP !!! Something is wrong with the dmrlink install, or the configuration file is damaged.</text:span><text:span text:style-name="T267"><text:line-break/></text:span><text:span text:style-name="T268"><text:line-break/></text:span></text:p>
      <text:p text:style-name="P269"/>
      <text:p text:style-name="P270"/>
      <text:p text:style-name="P271"/>
      <text:p text:style-name="P272"/>
      <text:p text:style-name="P273"/>
      <text:p text:style-name="P274"/>
      <text:p text:style-name="P275"/>
      <text:p text:style-name="P276">Now we will do initial testing of ambe_audio.py For the first part of the test, we will not edit the configuration file.<text:line-break/> 1: Execute python ambe_audio.py<text:line-break/><text:line-break/>Your output should look like this. Important data is in bold.<text:line-break/><text:line-break/>=====================================================================</text:p>
      <text:p text:style-name="P277"><text:span text:style-name="T278"><text:line-break/># python ambe_audio.py</text:span><text:span text:style-name="T279"><text:line-break/>INFO DMRlink 'ambe_audio.py' (c) 2015 N0MJS &amp; the K0USY Group - SYSTEM STARTING...</text:span><text:span text:style-name="T280"><text:line-break/>INFO ID ALIAS MAPPER: 'peer_ids.csv' is current, not downloaded</text:span><text:span text:style-name="T281"><text:line-break/>INFO ID ALIAS MAPPER: 'subscriber_ids.csv' is current, not downloaded</text:span><text:span text:style-name="T282"><text:line-break/>INFO ID ALIAS MAPPER: peer_ids dictionary is available</text:span><text:span text:style-name="T283"><text:line-break/>INFO ID ALIAS MAPPER: subscriber_ids dictionary is available</text:span><text:span text:style-name="T284"><text:line-break/>INFO ID ALIAS MAPPER: talkgroup_ids dictionary is available</text:span><text:span text:style-name="T285"><text:line-break/>INFO (SAMPLE_PEER) IPSC Instance Created: 12345, 0.0.0.0:50000</text:span><text:span text:style-name="T286"><text:line-break/>INFO section =<text:s/></text:span><text:span text:style-name="T287">SAMPLE_PEER</text:span><text:span text:style-name="T288"><text:line-break/>ERROR Section<text:s/></text:span><text:span text:style-name="T289">SAMPLE_PEER was not found, using DEFAULTS</text:span><text:span text:style-name="T290"><text:line-break/>INFO debug = False</text:span><text:span text:style-name="T291"><text:line-break/>INFO outToFile = False</text:span><text:span text:style-name="T292"><text:line-break/>INFO outToUDP = True</text:span><text:span text:style-name="T293"><text:line-break/>INFO gateway = 127.0.0.1</text:span><text:span text:style-name="T294"><text:line-break/>INFO toGatewayPort = 31000</text:span><text:span text:style-name="T295"><text:line-break/>INFO remoteControlPort = 31002</text:span><text:span text:style-name="T296"><text:line-break/>INFO fromGatewayPort = 31003</text:span><text:span text:style-name="T297"><text:line-break/>INFO<text:s/></text:span><text:span text:style-name="T298">gatewayDmrId = 0</text:span><text:span text:style-name="T299"><text:line-break/>INFO tgFilter = 9</text:span><text:span text:style-name="T300"><text:line-break/>INFO txTg = 9</text:span><text:span text:style-name="T301"><text:line-break/>INFO txTs = 2</text:span><text:span text:style-name="T302"><text:line-break/>INFO DMRLink ambe server</text:span><text:span text:style-name="T303"><text:line-break/>Error:<text:s/></text:span><text:span text:style-name="T304">gatewayDmrId must be set (greater than zero)</text:span><text:span text:style-name="T305"><text:line-break/></text:span><text:span text:style-name="T306"><text:line-break/>==============================================================================================</text:span><text:span text:style-name="T307"><text:line-break/></text:span><text:span text:style-name="T308"><text:line-break/>If you do not receive the output above, STOP !!! Something is wrong with the ambe_audio install, or the configuration file is damaged.</text:span><text:span text:style-name="T309"><text:line-break/></text:span><text:span text:style-name="T310"><text:line-brea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ven  Zingman</meta:initial-creator>
    <dc:creator>Steven  Zingman</dc:creator>
    <meta:creation-date>2017-04-04T12:25:00Z</meta:creation-date>
    <dc:date>2017-04-04T12:25:00Z</dc:date>
    <meta:template xlink:href="Normal.dotm" xlink:type="simple"/>
    <meta:editing-cycles>2</meta:editing-cycles>
    <meta:editing-duration>PT0S</meta:editing-duration>
    <meta:document-statistic meta:page-count="7" meta:paragraph-count="23" meta:word-count="1747" meta:character-count="11687" meta:row-count="83" meta:non-whitespace-character-count="9963"/>
  </office:meta>
</office:document-meta>
</file>